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F82])" office:value-type="float" office:value="702.619047619048">
            <text:p>702.619047619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814.89974937343">
            <text:p>1814.899749373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1102.61904761905">
            <text:p>1102.619047619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7000">
            <text:p>37000</text:p>
          </table:table-cell>
          <table:table-cell table:style-name="Default"/>
          <table:table-cell table:number-columns-repeated="4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109:.F109])" office:value-type="float" office:value="1483.76864621447">
            <text:p>1483.768646214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01.415705038">
            <text:p>1901.415705038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32.99465240642">
            <text:p>1532.9946524064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 table:number-columns-repeated="4"/>
          <table:table-cell table:formula="of:=SUM([.B109:.E109])" office:value-type="float" office:value="1532.99465240642">
            <text:p>1532.994652406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01.415705038">
            <text:p>1901.415705038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01.415705038">
            <text:p>1901.415705038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:.F109])" office:value-type="float" office:value="1483.76864621447">
            <text:p>1483.7686462145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E109])" office:value-type="float" office:value="1532.99465240642">
            <text:p>1532.9946524064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9:.F109])" office:value-type="float" office:value="1901.415705038">
            <text:p>1901.415705038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7" office:value-type="float" office:value="423.529411764706">
            <text:p>423.5294117647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063.1578947368">
            <text:p>35063.1578947368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4/29/2016</text:date>, <text:time>15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9T15:27:45</dc:date>
    <meta:editing-duration>P6DT13H25M19S</meta:editing-duration>
    <meta:editing-cycles>2317</meta:editing-cycles>
    <meta:generator>OpenOffice/4.1.1$Unix OpenOffice.org_project/411m6$Build-9775</meta:generator>
    <dc:creator>Hasmik Dabaghyan</dc:creator>
    <meta:document-statistic meta:table-count="13" meta:cell-count="5628" meta:object-count="0"/>
  </office:meta>
</office:document-meta>
</file>